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3.161cm"/>
    </style:style>
    <style:style style:name="co4" style:family="table-column">
      <style:table-column-properties fo:break-before="auto" style:column-width="1.118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5.68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s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_set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G - HF</text:p>
          </table:table-cell>
          <table:table-cell table:formula="of:=[.A2] &amp; &quot;A, &quot; &amp; [.B2]" office:value-type="string" office:string-value="2A, gG - HF" calcext:value-type="string">
            <text:p>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2]" office:value-type="string" office:string-value="gG - HF" calcext:value-type="string">
            <text:p>gG - HF</text:p>
          </table:table-cell>
          <table:table-cell table:formula="of:=[.A2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2] &amp; &quot;.csv', 'params.json')&quot;" office:value-type="string" office:string-value="('fuse_lnt', '2.csv', 'params.json')" calcext:value-type="string">
            <text:p>('fuse_lnt', '2.csv', 'params.json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G - HF</text:p>
          </table:table-cell>
          <table:table-cell table:formula="of:=[.A3] &amp; &quot;A, &quot; &amp; [.B3]" office:value-type="string" office:string-value="4A, gG - HF" calcext:value-type="string">
            <text:p>4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3]" office:value-type="string" office:string-value="gG - HF" calcext:value-type="string">
            <text:p>gG - HF</text:p>
          </table:table-cell>
          <table:table-cell table:formula="of:=[.A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3] &amp; &quot;.csv', 'params.json')&quot;" office:value-type="string" office:string-value="('fuse_lnt', '4.csv', 'params.json')" calcext:value-type="string">
            <text:p>('fuse_lnt', '4.csv', 'params.json'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G - HF</text:p>
          </table:table-cell>
          <table:table-cell table:formula="of:=[.A4] &amp; &quot;A, &quot; &amp; [.B4]" office:value-type="string" office:string-value="6A, gG - HF" calcext:value-type="string">
            <text:p>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4]" office:value-type="string" office:string-value="gG - HF" calcext:value-type="string">
            <text:p>gG - HF</text:p>
          </table:table-cell>
          <table:table-cell table:formula="of:=[.A4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4] &amp; &quot;.csv', 'params.json')&quot;" office:value-type="string" office:string-value="('fuse_lnt', '6.csv', 'params.json')" calcext:value-type="string">
            <text:p>('fuse_lnt', '6.csv', 'params.json'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G - HF</text:p>
          </table:table-cell>
          <table:table-cell table:formula="of:=[.A5] &amp; &quot;A, &quot; &amp; [.B5]" office:value-type="string" office:string-value="10A, gG - HF" calcext:value-type="string">
            <text:p>1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5]" office:value-type="string" office:string-value="gG - HF" calcext:value-type="string">
            <text:p>gG - HF</text:p>
          </table:table-cell>
          <table:table-cell table:formula="of:=[.A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5] &amp; &quot;.csv', 'params.json')&quot;" office:value-type="string" office:string-value="('fuse_lnt', '10.csv', 'params.json')" calcext:value-type="string">
            <text:p>('fuse_lnt', '10.csv', 'params.json'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G - HF</text:p>
          </table:table-cell>
          <table:table-cell table:formula="of:=[.A6] &amp; &quot;A, &quot; &amp; [.B6]" office:value-type="string" office:string-value="16A, gG - HF" calcext:value-type="string">
            <text:p>16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6]" office:value-type="string" office:string-value="gG - HF" calcext:value-type="string">
            <text:p>gG - HF</text:p>
          </table:table-cell>
          <table:table-cell table:formula="of:=[.A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6] &amp; &quot;.csv', 'params.json')&quot;" office:value-type="string" office:string-value="('fuse_lnt', '16.csv', 'params.json')" calcext:value-type="string">
            <text:p>('fuse_lnt', '16.csv', 'params.json'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G - HF</text:p>
          </table:table-cell>
          <table:table-cell table:formula="of:=[.A7] &amp; &quot;A, &quot; &amp; [.B7]" office:value-type="string" office:string-value="20A, gG - HF" calcext:value-type="string">
            <text:p>2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7]" office:value-type="string" office:string-value="gG - HF" calcext:value-type="string">
            <text:p>gG - HF</text:p>
          </table:table-cell>
          <table:table-cell table:formula="of:=[.A7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7] &amp; &quot;.csv', 'params.json')&quot;" office:value-type="string" office:string-value="('fuse_lnt', '20.csv', 'params.json')" calcext:value-type="string">
            <text:p>('fuse_lnt', '20.csv', 'params.json'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G - HF</text:p>
          </table:table-cell>
          <table:table-cell table:formula="of:=[.A8] &amp; &quot;A, &quot; &amp; [.B8]" office:value-type="string" office:string-value="25A, gG - HF" calcext:value-type="string">
            <text:p>25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8]" office:value-type="string" office:string-value="gG - HF" calcext:value-type="string">
            <text:p>gG - HF</text:p>
          </table:table-cell>
          <table:table-cell table:formula="of:=[.A8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8] &amp; &quot;.csv', 'params.json')&quot;" office:value-type="string" office:string-value="('fuse_lnt', '25.csv', 'params.json')" calcext:value-type="string">
            <text:p>('fuse_lnt', '25.csv', 'params.json')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G - HF</text:p>
          </table:table-cell>
          <table:table-cell table:formula="of:=[.A9] &amp; &quot;A, &quot; &amp; [.B9]" office:value-type="string" office:string-value="32A, gG - HF" calcext:value-type="string">
            <text:p>32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9]" office:value-type="string" office:string-value="gG - HF" calcext:value-type="string">
            <text:p>gG - HF</text:p>
          </table:table-cell>
          <table:table-cell table:formula="of:=[.A9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9] &amp; &quot;.csv', 'params.json')&quot;" office:value-type="string" office:string-value="('fuse_lnt', '32.csv', 'params.json')" calcext:value-type="string">
            <text:p>('fuse_lnt', '32.csv', 'params.json'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G - HF</text:p>
          </table:table-cell>
          <table:table-cell table:formula="of:=[.A10] &amp; &quot;A, &quot; &amp; [.B10]" office:value-type="string" office:string-value="40A, gG - HF" calcext:value-type="string">
            <text:p>4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0]" office:value-type="string" office:string-value="gG - HF" calcext:value-type="string">
            <text:p>gG - HF</text:p>
          </table:table-cell>
          <table:table-cell table:formula="of:=[.A10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0] &amp; &quot;.csv', 'params.json')&quot;" office:value-type="string" office:string-value="('fuse_lnt', '40.csv', 'params.json')" calcext:value-type="string">
            <text:p>('fuse_lnt', '40.csv', 'params.json'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G - HF</text:p>
          </table:table-cell>
          <table:table-cell table:formula="of:=[.A11] &amp; &quot;A, &quot; &amp; [.B11]" office:value-type="string" office:string-value="50A, gG - HF" calcext:value-type="string">
            <text:p>50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1]" office:value-type="string" office:string-value="gG - HF" calcext:value-type="string">
            <text:p>gG - HF</text:p>
          </table:table-cell>
          <table:table-cell table:formula="of:=[.A11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1] &amp; &quot;.csv', 'params.json')&quot;" office:value-type="string" office:string-value="('fuse_lnt', '50.csv', 'params.json')" calcext:value-type="string">
            <text:p>('fuse_lnt', '50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F</text:p>
          </table:table-cell>
          <table:table-cell table:formula="of:=[.A12] &amp; &quot;A, &quot; &amp; [.B12]" office:value-type="string" office:string-value="63A, gG - HF" calcext:value-type="string">
            <text:p>63A, gG - HF</text:p>
          </table:table-cell>
          <table:table-cell office:value-type="string" calcext:value-type="string">
            <text:p>gG fuse - HF - L&amp;T</text:p>
          </table:table-cell>
          <table:table-cell office:value-type="string" calcext:value-type="string">
            <text:p>True</text:p>
          </table:table-cell>
          <table:table-cell table:formula="of:=[.B12]" office:value-type="string" office:string-value="gG - HF" calcext:value-type="string">
            <text:p>gG - HF</text:p>
          </table:table-cell>
          <table:table-cell table:formula="of:=[.A1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&quot;('fuse_lnt', '&quot; &amp; [.A12] &amp; &quot;.csv', 'params.json')&quot;" office:value-type="string" office:string-value="('fuse_lnt', '63.csv', 'params.json')" calcext:value-type="string">
            <text:p>('fuse_lnt', '63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G - HN</text:p>
          </table:table-cell>
          <table:table-cell table:formula="of:=[.A13] &amp; &quot;A, &quot; &amp; [.B13]" office:value-type="string" office:string-value="63A, gG - HN" calcext:value-type="string">
            <text:p>63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3]" office:value-type="string" office:string-value="gG - HN" calcext:value-type="string">
            <text:p>gG - HN</text:p>
          </table:table-cell>
          <table:table-cell table:formula="of:=[.A13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3] &amp; &quot;_1.csv', 'params.json')&quot;" office:value-type="string" office:string-value="('fuse_lnt', '63_1.csv', 'params.json')" calcext:value-type="string">
            <text:p>('fuse_lnt', '63_1.csv', 'params.json'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G - HN</text:p>
          </table:table-cell>
          <table:table-cell table:formula="of:=[.A14] &amp; &quot;A, &quot; &amp; [.B14]" office:value-type="string" office:string-value="80A, gG - HN" calcext:value-type="string">
            <text:p>8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4]" office:value-type="string" office:string-value="gG - HN" calcext:value-type="string">
            <text:p>gG - HN</text:p>
          </table:table-cell>
          <table:table-cell table:formula="of:=[.A14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4] &amp; &quot;_1.csv', 'params.json')&quot;" office:value-type="string" office:string-value="('fuse_lnt', '80_1.csv', 'params.json')" calcext:value-type="string">
            <text:p>('fuse_lnt', '80_1.csv', 'params.json'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gG - HN</text:p>
          </table:table-cell>
          <table:table-cell table:formula="of:=[.A15] &amp; &quot;A, &quot; &amp; [.B15]" office:value-type="string" office:string-value="100A, gG - HN" calcext:value-type="string">
            <text:p>1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5]" office:value-type="string" office:string-value="gG - HN" calcext:value-type="string">
            <text:p>gG - HN</text:p>
          </table:table-cell>
          <table:table-cell table:formula="of:=[.A15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5] &amp; &quot;_1.csv', 'params.json')&quot;" office:value-type="string" office:string-value="('fuse_lnt', '100_1.csv', 'params.json')" calcext:value-type="string">
            <text:p>('fuse_lnt', '100_1.csv', 'params.json'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gG - HN</text:p>
          </table:table-cell>
          <table:table-cell table:formula="of:=[.A16] &amp; &quot;A, &quot; &amp; [.B16]" office:value-type="string" office:string-value="125A, gG - HN" calcext:value-type="string">
            <text:p>12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6]" office:value-type="string" office:string-value="gG - HN" calcext:value-type="string">
            <text:p>gG - HN</text:p>
          </table:table-cell>
          <table:table-cell table:formula="of:=[.A16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6] &amp; &quot;_1.csv', 'params.json')&quot;" office:value-type="string" office:string-value="('fuse_lnt', '125_1.csv', 'params.json')" calcext:value-type="string">
            <text:p>('fuse_lnt', '125_1.csv', 'params.json'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G - HN</text:p>
          </table:table-cell>
          <table:table-cell table:formula="of:=[.A17] &amp; &quot;A, &quot; &amp; [.B17]" office:value-type="string" office:string-value="160A, gG - HN" calcext:value-type="string">
            <text:p>16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7]" office:value-type="string" office:string-value="gG - HN" calcext:value-type="string">
            <text:p>gG - HN</text:p>
          </table:table-cell>
          <table:table-cell table:formula="of:=[.A17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7] &amp; &quot;_1.csv', 'params.json')&quot;" office:value-type="string" office:string-value="('fuse_lnt', '160_1.csv', 'params.json')" calcext:value-type="string">
            <text:p>('fuse_lnt', '160_1.csv', 'params.json'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gG - HN</text:p>
          </table:table-cell>
          <table:table-cell table:formula="of:=[.A18] &amp; &quot;A, &quot; &amp; [.B18]" office:value-type="string" office:string-value="200A, gG - HN" calcext:value-type="string">
            <text:p>2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8]" office:value-type="string" office:string-value="gG - HN" calcext:value-type="string">
            <text:p>gG - HN</text:p>
          </table:table-cell>
          <table:table-cell table:formula="of:=[.A18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8] &amp; &quot;_1.csv', 'params.json')&quot;" office:value-type="string" office:string-value="('fuse_lnt', '200_1.csv', 'params.json')" calcext:value-type="string">
            <text:p>('fuse_lnt', '200_1.csv', 'params.json')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gG - HN</text:p>
          </table:table-cell>
          <table:table-cell table:formula="of:=[.A19] &amp; &quot;A, &quot; &amp; [.B19]" office:value-type="string" office:string-value="250A, gG - HN" calcext:value-type="string">
            <text:p>25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19]" office:value-type="string" office:string-value="gG - HN" calcext:value-type="string">
            <text:p>gG - HN</text:p>
          </table:table-cell>
          <table:table-cell table:formula="of:=[.A19]"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19] &amp; &quot;_1.csv', 'params.json')&quot;" office:value-type="string" office:string-value="('fuse_lnt', '250_1.csv', 'params.json')" calcext:value-type="string">
            <text:p>('fuse_lnt', '250_1.csv', 'params.json')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gG - HN</text:p>
          </table:table-cell>
          <table:table-cell table:formula="of:=[.A20] &amp; &quot;A, &quot; &amp; [.B20]" office:value-type="string" office:string-value="315A, gG - HN" calcext:value-type="string">
            <text:p>315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0]" office:value-type="string" office:string-value="gG - HN" calcext:value-type="string">
            <text:p>gG - HN</text:p>
          </table:table-cell>
          <table:table-cell table:formula="of:=[.A20]"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0] &amp; &quot;_1.csv', 'params.json')&quot;" office:value-type="string" office:string-value="('fuse_lnt', '315_1.csv', 'params.json')" calcext:value-type="string">
            <text:p>('fuse_lnt', '315_1.csv', 'params.json')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G - HN</text:p>
          </table:table-cell>
          <table:table-cell table:formula="of:=[.A21] &amp; &quot;A, &quot; &amp; [.B21]" office:value-type="string" office:string-value="400A, gG - HN" calcext:value-type="string">
            <text:p>4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1]" office:value-type="string" office:string-value="gG - HN" calcext:value-type="string">
            <text:p>gG - HN</text:p>
          </table:table-cell>
          <table:table-cell table:formula="of:=[.A21]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1] &amp; &quot;_1.csv', 'params.json')&quot;" office:value-type="string" office:string-value="('fuse_lnt', '400_1.csv', 'params.json')" calcext:value-type="string">
            <text:p>('fuse_lnt', '400_1.csv', 'params.json'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G - HN</text:p>
          </table:table-cell>
          <table:table-cell table:formula="of:=[.A22] &amp; &quot;A, &quot; &amp; [.B22]" office:value-type="string" office:string-value="500A, gG - HN" calcext:value-type="string">
            <text:p>50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2]" office:value-type="string" office:string-value="gG - HN" calcext:value-type="string">
            <text:p>gG - HN</text:p>
          </table:table-cell>
          <table:table-cell table:formula="of:=[.A22]"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2] &amp; &quot;_1.csv', 'params.json')&quot;" office:value-type="string" office:string-value="('fuse_lnt', '500_1.csv', 'params.json')" calcext:value-type="string">
            <text:p>('fuse_lnt', '500_1.csv', 'params.json')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gG - HN</text:p>
          </table:table-cell>
          <table:table-cell table:formula="of:=[.A23] &amp; &quot;A, &quot; &amp; [.B23]" office:value-type="string" office:string-value="630A, gG - HN" calcext:value-type="string">
            <text:p>630A, gG - HN</text:p>
          </table:table-cell>
          <table:table-cell office:value-type="string" calcext:value-type="string">
            <text:p>gG fuse - HN - L&amp;T</text:p>
          </table:table-cell>
          <table:table-cell office:value-type="string" calcext:value-type="string">
            <text:p>True</text:p>
          </table:table-cell>
          <table:table-cell table:formula="of:=[.B23]" office:value-type="string" office:string-value="gG - HN" calcext:value-type="string">
            <text:p>gG - HN</text:p>
          </table:table-cell>
          <table:table-cell table:formula="of:=[.A23]"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&quot;('fuse_lnt', '&quot; &amp; [.A23] &amp; &quot;_1.csv', 'params.json')&quot;" office:value-type="string" office:string-value="('fuse_lnt', '630_1.csv', 'params.json')" calcext:value-type="string">
            <text:p>('fuse_lnt', '630_1.csv', 'params.json')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MV HRC</text:p>
          </table:table-cell>
          <table:table-cell table:formula="of:=[.A24] &amp; &quot;A, &quot; &amp; [.B24]" office:value-type="string" office:string-value="6.3A, MV HRC" calcext:value-type="string">
            <text:p>6.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4]" office:value-type="string" office:string-value="MV HRC" calcext:value-type="string">
            <text:p>MV HRC</text:p>
          </table:table-cell>
          <table:table-cell table:formula="of:=[.A24]" office:value-type="float" office:value="6.3" calcext:value-type="float">
            <text:p>6.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4] &amp; &quot;.csv', 'params.json')&quot;" office:value-type="string" office:string-value="('fuse_abb_cef', '6.3.csv', 'params.json')" calcext:value-type="string">
            <text:p>('fuse_abb_cef', '6.3.csv', 'params.json'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V HRC</text:p>
          </table:table-cell>
          <table:table-cell table:formula="of:=[.A25] &amp; &quot;A, &quot; &amp; [.B25]" office:value-type="string" office:string-value="10A, MV HRC" calcext:value-type="string">
            <text:p>1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5]" office:value-type="string" office:string-value="MV HRC" calcext:value-type="string">
            <text:p>MV HRC</text:p>
          </table:table-cell>
          <table:table-cell table:formula="of:=[.A25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5] &amp; &quot;.csv', 'params.json')&quot;" office:value-type="string" office:string-value="('fuse_abb_cef', '10.csv', 'params.json')" calcext:value-type="string">
            <text:p>('fuse_abb_cef', '10.csv', 'params.json'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V HRC</text:p>
          </table:table-cell>
          <table:table-cell table:formula="of:=[.A26] &amp; &quot;A, &quot; &amp; [.B26]" office:value-type="string" office:string-value="16A, MV HRC" calcext:value-type="string">
            <text:p>16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6]" office:value-type="string" office:string-value="MV HRC" calcext:value-type="string">
            <text:p>MV HRC</text:p>
          </table:table-cell>
          <table:table-cell table:formula="of:=[.A2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6] &amp; &quot;.csv', 'params.json')&quot;" office:value-type="string" office:string-value="('fuse_abb_cef', '16.csv', 'params.json')" calcext:value-type="string">
            <text:p>('fuse_abb_cef', '16.csv', 'params.json'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V HRC</text:p>
          </table:table-cell>
          <table:table-cell table:formula="of:=[.A27] &amp; &quot;A, &quot; &amp; [.B27]" office:value-type="string" office:string-value="20A, MV HRC" calcext:value-type="string">
            <text:p>2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7]" office:value-type="string" office:string-value="MV HRC" calcext:value-type="string">
            <text:p>MV HRC</text:p>
          </table:table-cell>
          <table:table-cell table:formula="of:=[.A27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7] &amp; &quot;.csv', 'params.json')&quot;" office:value-type="string" office:string-value="('fuse_abb_cef', '20.csv', 'params.json')" calcext:value-type="string">
            <text:p>('fuse_abb_cef', '20.csv', 'params.json'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V HRC</text:p>
          </table:table-cell>
          <table:table-cell table:formula="of:=[.A28] &amp; &quot;A, &quot; &amp; [.B28]" office:value-type="string" office:string-value="25A, MV HRC" calcext:value-type="string">
            <text:p>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8]" office:value-type="string" office:string-value="MV HRC" calcext:value-type="string">
            <text:p>MV HRC</text:p>
          </table:table-cell>
          <table:table-cell table:formula="of:=[.A28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8] &amp; &quot;.csv', 'params.json')&quot;" office:value-type="string" office:string-value="('fuse_abb_cef', '25.csv', 'params.json')" calcext:value-type="string">
            <text:p>('fuse_abb_cef', '25.csv', 'params.json')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string" calcext:value-type="string">
            <text:p>MV HRC</text:p>
          </table:table-cell>
          <table:table-cell table:formula="of:=[.A29] &amp; &quot;A, &quot; &amp; [.B29]" office:value-type="string" office:string-value="31.5A, MV HRC" calcext:value-type="string">
            <text:p>31.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29]" office:value-type="string" office:string-value="MV HRC" calcext:value-type="string">
            <text:p>MV HRC</text:p>
          </table:table-cell>
          <table:table-cell table:formula="of:=[.A29]" office:value-type="float" office:value="31.5" calcext:value-type="float">
            <text:p>31.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29] &amp; &quot;.csv', 'params.json')&quot;" office:value-type="string" office:string-value="('fuse_abb_cef', '31.5.csv', 'params.json')" calcext:value-type="string">
            <text:p>('fuse_abb_cef', '31.5.csv', 'params.json')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V HRC</text:p>
          </table:table-cell>
          <table:table-cell table:formula="of:=[.A30] &amp; &quot;A, &quot; &amp; [.B30]" office:value-type="string" office:string-value="40A, MV HRC" calcext:value-type="string">
            <text:p>4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0]" office:value-type="string" office:string-value="MV HRC" calcext:value-type="string">
            <text:p>MV HRC</text:p>
          </table:table-cell>
          <table:table-cell table:formula="of:=[.A30]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0] &amp; &quot;.csv', 'params.json')&quot;" office:value-type="string" office:string-value="('fuse_abb_cef', '40.csv', 'params.json')" calcext:value-type="string">
            <text:p>('fuse_abb_cef', '40.csv', 'params.json'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V HRC</text:p>
          </table:table-cell>
          <table:table-cell table:formula="of:=[.A31] &amp; &quot;A, &quot; &amp; [.B31]" office:value-type="string" office:string-value="50A, MV HRC" calcext:value-type="string">
            <text:p>5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1]" office:value-type="string" office:string-value="MV HRC" calcext:value-type="string">
            <text:p>MV HRC</text:p>
          </table:table-cell>
          <table:table-cell table:formula="of:=[.A31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1] &amp; &quot;.csv', 'params.json')&quot;" office:value-type="string" office:string-value="('fuse_abb_cef', '50.csv', 'params.json')" calcext:value-type="string">
            <text:p>('fuse_abb_cef', '50.csv', 'params.json')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V HRC</text:p>
          </table:table-cell>
          <table:table-cell table:formula="of:=[.A32] &amp; &quot;A, &quot; &amp; [.B32]" office:value-type="string" office:string-value="63A, MV HRC" calcext:value-type="string">
            <text:p>63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2]" office:value-type="string" office:string-value="MV HRC" calcext:value-type="string">
            <text:p>MV HRC</text:p>
          </table:table-cell>
          <table:table-cell table:formula="of:=[.A32]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2] &amp; &quot;.csv', 'params.json')&quot;" office:value-type="string" office:string-value="('fuse_abb_cef', '63.csv', 'params.json')" calcext:value-type="string">
            <text:p>('fuse_abb_cef', '63.csv', 'params.json')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V HRC</text:p>
          </table:table-cell>
          <table:table-cell table:formula="of:=[.A33] &amp; &quot;A, &quot; &amp; [.B33]" office:value-type="string" office:string-value="80A, MV HRC" calcext:value-type="string">
            <text:p>8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3]" office:value-type="string" office:string-value="MV HRC" calcext:value-type="string">
            <text:p>MV HRC</text:p>
          </table:table-cell>
          <table:table-cell table:formula="of:=[.A33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3] &amp; &quot;.csv', 'params.json')&quot;" office:value-type="string" office:string-value="('fuse_abb_cef', '80.csv', 'params.json')" calcext:value-type="string">
            <text:p>('fuse_abb_cef', '80.csv', 'params.json')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V HRC</text:p>
          </table:table-cell>
          <table:table-cell table:formula="of:=[.A34] &amp; &quot;A, &quot; &amp; [.B34]" office:value-type="string" office:string-value="100A, MV HRC" calcext:value-type="string">
            <text:p>1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4]" office:value-type="string" office:string-value="MV HRC" calcext:value-type="string">
            <text:p>MV HRC</text:p>
          </table:table-cell>
          <table:table-cell table:formula="of:=[.A34]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4] &amp; &quot;.csv', 'params.json')&quot;" office:value-type="string" office:string-value="('fuse_abb_cef', '100.csv', 'params.json')" calcext:value-type="string">
            <text:p>('fuse_abb_cef', '100.csv', 'params.json'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MV HRC</text:p>
          </table:table-cell>
          <table:table-cell table:formula="of:=[.A35] &amp; &quot;A, &quot; &amp; [.B35]" office:value-type="string" office:string-value="125A, MV HRC" calcext:value-type="string">
            <text:p>125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5]" office:value-type="string" office:string-value="MV HRC" calcext:value-type="string">
            <text:p>MV HRC</text:p>
          </table:table-cell>
          <table:table-cell table:formula="of:=[.A35]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5] &amp; &quot;.csv', 'params.json')&quot;" office:value-type="string" office:string-value="('fuse_abb_cef', '125.csv', 'params.json')" calcext:value-type="string">
            <text:p>('fuse_abb_cef', '125.csv', 'params.json')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V HRC</text:p>
          </table:table-cell>
          <table:table-cell table:formula="of:=[.A36] &amp; &quot;A, &quot; &amp; [.B36]" office:value-type="string" office:string-value="160A, MV HRC" calcext:value-type="string">
            <text:p>16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6]" office:value-type="string" office:string-value="MV HRC" calcext:value-type="string">
            <text:p>MV HRC</text:p>
          </table:table-cell>
          <table:table-cell table:formula="of:=[.A36]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6] &amp; &quot;.csv', 'params.json')&quot;" office:value-type="string" office:string-value="('fuse_abb_cef', '160.csv', 'params.json')" calcext:value-type="string">
            <text:p>('fuse_abb_cef', '160.csv', 'params.json')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V HRC</text:p>
          </table:table-cell>
          <table:table-cell table:formula="of:=[.A37] &amp; &quot;A, &quot; &amp; [.B37]" office:value-type="string" office:string-value="200A, MV HRC" calcext:value-type="string">
            <text:p>200A, MV HRC</text:p>
          </table:table-cell>
          <table:table-cell office:value-type="string" calcext:value-type="string">
            <text:p><text:span text:style-name="T1">MV HRC </text:span>- CEF - ABB</text:p>
          </table:table-cell>
          <table:table-cell office:value-type="string" calcext:value-type="string">
            <text:p>True</text:p>
          </table:table-cell>
          <table:table-cell table:formula="of:=[.B37]" office:value-type="string" office:string-value="MV HRC" calcext:value-type="string">
            <text:p>MV HRC</text:p>
          </table:table-cell>
          <table:table-cell table:formula="of:=[.A37]"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&quot;('fuse_abb_cef', '&quot; &amp; [.A37] &amp; &quot;.csv', 'params.json')&quot;" office:value-type="string" office:string-value="('fuse_abb_cef', '200.csv', 'params.json')" calcext:value-type="string">
            <text:p>('fuse_abb_cef', '200.csv', 'params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4:36:51.365528663</dc:date>
    <dc:creator>Manu Varkey</dc:creator>
    <meta:editing-duration>PT1H29M47S</meta:editing-duration>
    <meta:editing-cycles>45</meta:editing-cycles>
    <meta:generator>LibreOffice/7.3.7.2$Linux_X86_64 LibreOffice_project/30$Build-2</meta:generator>
    <meta:document-statistic meta:table-count="1" meta:cell-count="368" meta:object-count="0"/>
  </office:meta>
</office:document-meta>
</file>